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11aa" officeooo:paragraph-rsid="001211aa"/>
    </style:style>
    <style:style style:name="P2" style:family="paragraph" style:parent-style-name="Standard">
      <style:text-properties officeooo:rsid="001211aa" officeooo:paragraph-rsid="001211aa"/>
    </style:style>
    <style:style style:name="P3" style:family="paragraph" style:parent-style-name="Standard">
      <style:text-properties officeooo:rsid="0012d811" officeooo:paragraph-rsid="0012d8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en du menu → teste en gras sur page active !!! a faire en html</text:p>
      <text:p text:style-name="P1"/>
      <text:p text:style-name="P1">Login → controler si mail ou pass vide → backend plante !!</text:p>
      <text:p text:style-name="P1"/>
      <text:p text:style-name="P1">lien modifier a droite de la photo → voir pour alignement en hauteur.</text:p>
      <text:p text:style-name="P1"/>
      <text:p text:style-name="P3">Dans la JS de gestion de la modal ajouter le code pour gerer les lien en ‘#’ utiliser pour les bouttons modifier sans effe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5:24:15.287989537</meta:creation-date>
    <meta:generator>LibreOffice/7.3.7.2$Linux_X86_64 LibreOffice_project/30$Build-2</meta:generator>
    <dc:date>2023-02-08T15:48:14.970450880</dc:date>
    <meta:editing-duration>PT2M47S</meta:editing-duration>
    <meta:editing-cycles>2</meta:editing-cycles>
    <meta:document-statistic meta:table-count="0" meta:image-count="0" meta:object-count="0" meta:page-count="1" meta:paragraph-count="4" meta:word-count="64" meta:character-count="315" meta:non-whitespace-character-count="255"/>
  </office:meta>
</office:document-meta>
</file>